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his is not parsed.</text:p>
      <text:h text:style-name="Heading_20_1" text:outline-level="1">Chapter 1</text:h>
      <text:p text:style-name="Text_20_body">This is an example paragraph. The heading above will be recognized and used as the title of the created html document.</text:p>
      <text:p text:style-name="Text_20_body"/>
      <text:h text:style-name="Heading_20_1" text:outline-level="1">Chapter 2</text:h>
      <text:p text:style-name="Text_20_body">Here is some more text.</text:p>
      <text:h text:style-name="Heading_20_1" text:outline-level="1">Chapter 3</text:h>
      <text:p text:style-name="Text_20_body">[[Now we're going to do a blockquote.</text:p>
      <text:p text:style-name="Text_20_body">Someone thought it was a good idea to make this special syntax so it would be recognized as</text:p>
      <text:p text:style-name="Text_20_body">a block quote. There was probably a better way to do this.]]</text:p>
      <text:p text:style-name="Text_20_body">Continuing on, we've got the rest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4S</meta:editing-duration>
    <meta:editing-cycles>6</meta:editing-cycles>
    <meta:generator>OpenOffice/4.1.13$Win32 OpenOffice.org_project/4113m1$Build-9810</meta:generator>
    <dc:date>2023-02-27T18:39:20.24</dc:date>
    <dc:creator>Soren Frostwolf</dc:creator>
    <meta:document-statistic meta:table-count="0" meta:image-count="0" meta:object-count="0" meta:page-count="1" meta:paragraph-count="10" meta:word-count="81" meta:character-count="415"/>
    <meta:user-defined meta:name="Info 1"/>
    <meta:user-defined meta:name="Info 2"/>
    <meta:user-defined meta:name="Info 3"/>
    <meta:user-defined meta:name="Info 4"/>
  </office:meta>
</office:document-meta>
</file>